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US" officeooo:paragraph-rsid="002199d5"/>
    </style:style>
    <style:style style:name="P2" style:family="paragraph" style:parent-style-name="Standard">
      <style:text-properties fo:language="en" fo:country="US" officeooo:rsid="0023c874" officeooo:paragraph-rsid="0023c874"/>
    </style:style>
    <style:style style:name="P3" style:family="paragraph" style:parent-style-name="Standard">
      <style:paragraph-properties fo:text-align="justify" style:justify-single-word="false"/>
      <style:text-properties fo:language="en" fo:country="US" officeooo:paragraph-rsid="002199d5"/>
    </style:style>
    <style:style style:name="P4" style:family="paragraph" style:parent-style-name="Standard">
      <style:paragraph-properties fo:text-align="justify" style:justify-single-word="false"/>
      <style:text-properties fo:language="en" fo:country="US" officeooo:paragraph-rsid="002d6c24"/>
    </style:style>
    <style:style style:name="P5" style:family="paragraph" style:parent-style-name="Standard">
      <style:paragraph-properties fo:text-align="justify" style:justify-single-word="false"/>
      <style:text-properties fo:language="en" fo:country="US" officeooo:paragraph-rsid="0032a1f3"/>
    </style:style>
    <style:style style:name="P6" style:family="paragraph" style:parent-style-name="Standard">
      <style:paragraph-properties fo:text-align="justify" style:justify-single-word="false"/>
      <style:text-properties fo:language="en" fo:country="US" officeooo:paragraph-rsid="00376210"/>
    </style:style>
    <style:style style:name="P7" style:family="paragraph" style:parent-style-name="Standard">
      <style:text-properties fo:language="en" fo:country="US" officeooo:paragraph-rsid="0022982c"/>
    </style:style>
    <style:style style:name="P8" style:family="paragraph" style:parent-style-name="Standard">
      <style:text-properties fo:language="en" fo:country="US" officeooo:rsid="0023dd0b" officeooo:paragraph-rsid="0028312d"/>
    </style:style>
    <style:style style:name="P9" style:family="paragraph" style:parent-style-name="Standard">
      <style:text-properties fo:language="en" fo:country="US" officeooo:rsid="002a13df" officeooo:paragraph-rsid="002a13df"/>
    </style:style>
    <style:style style:name="P10" style:family="paragraph" style:parent-style-name="Standard">
      <style:text-properties fo:language="en" fo:country="US" fo:font-weight="bold" officeooo:rsid="002a13df" officeooo:paragraph-rsid="002a13df" style:font-weight-asian="bold" style:font-weight-complex="bold"/>
    </style:style>
    <style:style style:name="P11" style:family="paragraph" style:parent-style-name="Standard">
      <style:paragraph-properties fo:text-align="justify" style:justify-single-word="false"/>
      <style:text-properties fo:language="en" fo:country="US" fo:font-weight="bold" officeooo:rsid="002a3cd7" officeooo:paragraph-rsid="002a3cd7" style:font-weight-asian="bold" style:font-weight-complex="bold"/>
    </style:style>
    <style:style style:name="P12" style:family="paragraph" style:parent-style-name="Standard">
      <style:paragraph-properties fo:text-align="justify" style:justify-single-word="false"/>
      <style:text-properties fo:language="en" fo:country="US" fo:font-weight="normal" officeooo:rsid="003948bb" officeooo:paragraph-rsid="003948bb" style:font-weight-asian="normal" style:font-weight-complex="normal"/>
    </style:style>
    <style:style style:name="P13" style:family="paragraph" style:parent-style-name="Standard">
      <style:paragraph-properties fo:text-align="justify" style:justify-single-word="false"/>
      <style:text-properties fo:language="en" fo:country="US" fo:font-style="italic" fo:font-weight="normal" officeooo:rsid="003948bb" officeooo:paragraph-rsid="003b3c77"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officeooo:paragraph-rsid="002b7ce5"/>
    </style:style>
    <style:style style:name="T1" style:family="text">
      <style:text-properties fo:font-weight="bold" style:font-weight-asian="bold" style:font-weight-complex="bold"/>
    </style:style>
    <style:style style:name="T2" style:family="text">
      <style:text-properties fo:font-weight="bold" officeooo:rsid="002b7ce5" style:font-weight-asian="bold" style:font-weight-complex="bold"/>
    </style:style>
    <style:style style:name="T3" style:family="text">
      <style:text-properties fo:font-weight="bold" officeooo:rsid="002ca57b" style:font-weight-asian="bold" style:font-weight-complex="bold"/>
    </style:style>
    <style:style style:name="T4" style:family="text">
      <style:text-properties fo:font-weight="bold" officeooo:rsid="00302fd5"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22982c" style:font-style-asian="italic" style:font-style-complex="italic"/>
    </style:style>
    <style:style style:name="T7" style:family="text">
      <style:text-properties fo:font-style="italic" officeooo:rsid="00346fcb" style:font-style-asian="italic" style:font-style-complex="italic"/>
    </style:style>
    <style:style style:name="T8" style:family="text">
      <style:text-properties fo:font-style="italic" fo:font-weight="normal" officeooo:rsid="002d6c24" style:font-style-asian="italic" style:font-weight-asian="normal" style:font-style-complex="italic" style:font-weight-complex="normal"/>
    </style:style>
    <style:style style:name="T9" style:family="text">
      <style:text-properties fo:font-style="italic" fo:font-weight="normal" officeooo:rsid="0032a1f3" style:font-style-asian="italic" style:font-weight-asian="normal" style:font-style-complex="italic" style:font-weight-complex="normal"/>
    </style:style>
    <style:style style:name="T10" style:family="text">
      <style:text-properties fo:font-style="italic" fo:font-weight="normal" officeooo:rsid="00376210" style:font-style-asian="italic" style:font-weight-asian="normal" style:font-style-complex="italic" style:font-weight-complex="normal"/>
    </style:style>
    <style:style style:name="T11" style:family="text">
      <style:text-properties officeooo:rsid="00271551"/>
    </style:style>
    <style:style style:name="T12" style:family="text">
      <style:text-properties officeooo:rsid="0022982c"/>
    </style:style>
    <style:style style:name="T13" style:family="text">
      <style:text-properties fo:language="en" fo:country="US" fo:font-weight="bold" officeooo:rsid="002b7ce5" style:font-weight-asian="bold" style:font-weight-complex="bold"/>
    </style:style>
    <style:style style:name="T14" style:family="text">
      <style:text-properties fo:language="en" fo:country="US" fo:font-weight="bold" officeooo:rsid="00302fd5" style:font-weight-asian="bold" style:font-weight-complex="bold"/>
    </style:style>
    <style:style style:name="T15" style:family="text">
      <style:text-properties fo:language="en" fo:country="US" fo:font-weight="normal" officeooo:rsid="002b7ce5" style:font-weight-asian="normal" style:font-weight-complex="normal"/>
    </style:style>
    <style:style style:name="T16" style:family="text">
      <style:text-properties fo:language="en" fo:country="US" fo:font-weight="normal" officeooo:rsid="00302fd5" style:font-weight-asian="normal" style:font-weight-complex="normal"/>
    </style:style>
    <style:style style:name="T17" style:family="text">
      <style:text-properties fo:language="en" fo:country="US" fo:font-weight="normal" officeooo:rsid="0032a1f3" style:font-weight-asian="normal" style:font-weight-complex="normal"/>
    </style:style>
    <style:style style:name="T18" style:family="text">
      <style:text-properties fo:language="en" fo:country="US" fo:font-weight="normal" officeooo:rsid="003948bb" style:font-weight-asian="normal" style:font-weight-complex="normal"/>
    </style:style>
    <style:style style:name="T19" style:family="text">
      <style:text-properties fo:language="en" fo:country="US" fo:font-style="italic" fo:font-weight="normal" style:font-style-asian="italic" style:font-weight-asian="normal" style:font-style-complex="italic" style:font-weight-complex="normal"/>
    </style:style>
    <style:style style:name="T20" style:family="text">
      <style:text-properties fo:language="en" fo:country="US" fo:font-style="italic" fo:font-weight="normal" officeooo:rsid="002b7ce5" style:font-style-asian="italic" style:font-weight-asian="normal" style:font-style-complex="italic" style:font-weight-complex="normal"/>
    </style:style>
    <style:style style:name="T21" style:family="text">
      <style:text-properties fo:font-weight="normal" officeooo:rsid="002ca57b" style:font-weight-asian="normal" style:font-weight-complex="normal"/>
    </style:style>
    <style:style style:name="T22" style:family="text">
      <style:text-properties fo:font-weight="normal" officeooo:rsid="002d6c24" style:font-weight-asian="normal" style:font-weight-complex="normal"/>
    </style:style>
    <style:style style:name="T23" style:family="text">
      <style:text-properties fo:font-weight="normal" officeooo:rsid="0032a1f3" style:font-weight-asian="normal" style:font-weight-complex="normal"/>
    </style:style>
    <style:style style:name="T24" style:family="text">
      <style:text-properties fo:font-weight="normal" officeooo:rsid="00302fd5" style:font-weight-asian="normal" style:font-weight-complex="normal"/>
    </style:style>
    <style:style style:name="T25" style:family="text">
      <style:text-properties fo:font-weight="normal" officeooo:rsid="00376210" style:font-weight-asian="normal" style:font-weight-complex="normal"/>
    </style:style>
    <style:style style:name="T26" style:family="text">
      <style:text-properties officeooo:rsid="00346fcb"/>
    </style:style>
    <style:style style:name="T27" style:family="text">
      <style:text-properties officeooo:rsid="0037621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Clarify the connection between: 1)the introduction's one-hidden-layer network with sigmoidal activations and continuous-valued scalar output; and 2) any particular requirements and limitations of the network architectures employed in the proposed method. In other words, are equations (1) - (3) just intended as an example of a "canonical" ANN, or are they intended to scope the author's work in a specific way?</text:p>
      <text:p text:style-name="P11">Response:</text:p>
      <text:p text:style-name="P12">The following text has been added in the introduction section in order to clarify this:</text:p>
      <text:p text:style-name="P13">“The neural</text:p>
      <text:p text:style-name="P13">network form used here is considered also in \cite{nnc}. Suppose</text:p>
      <text:p text:style-name="P13">we have a neural network with a processing level that uses the sigmoid</text:p>
      <text:p text:style-name="P13">function as an output function. Every output of the network is defined</text:p>
      <text:p text:style-name="P13">as:</text:p>
      <text:p text:style-name="P13">\begin{equation}</text:p>
      <text:p text:style-name="P13">o_{i}(x)=\sigma\left(p_{i}^{T}x+\theta_{i}\right),\label{eq:eq1-1}</text:p>
      <text:p text:style-name="P13">\end{equation}</text:p>
      <text:p text:style-name="P13">with $p_{i}$ the weight vector and $\theta_{i}$ the bias for the</text:p>
      <text:p text:style-name="P13">output $i.$ For a neural network with $H$ hidden nodes the final</text:p>
      <text:p text:style-name="P13">output function can be written:</text:p>
      <text:p text:style-name="P13">\begin{equation}</text:p>
      <text:p text:style-name="P13">N(x)=\sum_{i=1}^{H}v_{i}o_{i}(x),\label{eq:eq1-2}</text:p>
      <text:p text:style-name="P13">\end{equation}</text:p>
      <text:p text:style-name="P13">with $v_{i}$ the output weight for processing unit $i$. Hence, by</text:p>
      <text:p text:style-name="P13">using one vector for all the parameters (weights and biases) the neural</text:p>
      <text:p text:style-name="P13">network can be written in fthe following form:</text:p>
      <text:p text:style-name="P13">\begin{equation}</text:p>
      <text:p text:style-name="P13">N\left(\overrightarrow{x},\overrightarrow{w}\right)=\sum_{i=1}^{H}w_{(d+2)i-(d+1)}\sigma\left(\sum_{j=1}^{d}x_{j}w_{(d+2)i-(d+1)+j}+w_{(d+2)i}\right)\label{eq:nn}</text:p>
      <text:p text:style-name="P13">\end{equation}</text:p>
      <text:p text:style-name="P13">”</text:p>
      <text:p text:style-name="P1"/>
      <text:p text:style-name="P3">2. Clarify the primary contribution of proposed "phase 1" relative to other works that use Grammatical Evolution for feature construction (e.g., Gavrilis et al.), and of proposed "phase 2" relative to other approaches that use genetic algorithms to train ANNs (e.g., those mentioned in paragraph 2 of page 3).</text:p>
      <text:p text:style-name="P11">Response:</text:p>
      <text:p text:style-name="P5"><text:span text:style-name="T4">a)</text:span><text:span text:style-name="T24"> </text:span><text:span text:style-name="T23">The following text has been added in subsection 2.2 </text:span><text:span text:style-name="T9">“</text:span><text:span text:style-name="T5">The first phase of feature construction presented below, has also been used as a feature construction mechanism in the initial work of Gavrilis et al</text:span><text:span text:style-name="T7">[40]</text:span><text:span text:style-name="T5">. In this phase a genetic algorithm constructs new features from the original and as a fitness functionthe training error of an RBF network on the data set created with the new features is used.</text:span><text:span text:style-name="T9">”</text:span></text:p>
      <text:p text:style-name="P6"><text:span text:style-name="T4">b) </text:span><text:span text:style-name="T25">The following text has been added in subsection 2.4: </text:span><text:span text:style-name="T10">“This technique can be applied directly to a neural network without having previously performed the first phase of feature construction.”</text:span></text:p>
      <text:p text:style-name="P1"/>
      <text:p text:style-name="P3">3. The discussion on page 2 seems to suggest that training a network with ~50 weights represents a large computational burden. Please clarify what is meant here, as networks with many millions of parameters are routinely trained (in reasonable time) with backpropagation on standard PC's. Furthermore, this page suggests that the author's method addresses "excessive computation times," yet the conclusion (and elsewhere) discusses how the proposed technique is "much slower than other processes." <text:s/>Please reconcile this.</text:p>
      <text:p text:style-name="P9"/>
      <text:p text:style-name="P10">Response:</text:p>
      <text:p text:style-name="P14"><text:soft-page-break/><text:span text:style-name="T13">a) </text:span><text:span text:style-name="T15">We have added the following phrase to clarify this: </text:span><text:span text:style-name="T20">“</text:span><text:span text:style-name="T19">This means that the total number of network parameters is growing extremely fast, which results in a longer computation time than the corresponding universal optimization method.</text:span><text:span text:style-name="T15">”</text:span></text:p>
      <text:p text:style-name="P4"><text:span text:style-name="T2">b</text:span><text:span text:style-name="T3">) </text:span><text:span text:style-name="T21"><text:s/></text:span><text:span text:style-name="T22">It is <text:s/>stated in the Conclusions section: </text:span><text:span text:style-name="T8">“</text:span><text:span text:style-name="T5">However, the proposed technique is much slower than other processes, as it requires two computational phases to reach a conclusion. However, with the use of parallel techniques, acceleration can be achieved. The method can be made more efficient in a number of ways.</text:span><text:span text:style-name="T8">”</text:span></text:p>
      <text:p text:style-name="P9"/>
      <text:p text:style-name="P1"/>
      <text:p text:style-name="P1">4. Please correct the many typographical and grammatical errors throughout the manuscript.  Also, in Section 2.3, "...sigmoid...tends to 0..." should be "...sigmoid...tends to 1..." for large x.</text:p>
      <text:p text:style-name="P2"><text:span text:style-name="T1">Response</text:span>:</text:p>
      <text:p text:style-name="P8">Corrected in the revised version of the manuscript. <text:span text:style-name="T11">Also, many grammar mistakes have been corrected.</text:span></text:p>
      <text:p text:style-name="P8"/>
      <text:p text:style-name="P1"/>
      <text:p text:style-name="P1">5. Please state what metrics are reported in the table in each table's legend, and label the y-axis in Figure 2.</text:p>
      <text:p text:style-name="P2"><text:span text:style-name="T1">Response</text:span>:</text:p>
      <text:p text:style-name="P7"><text:span text:style-name="T12">It is stated in the revised text that is “</text:span><text:span text:style-name="T6">average classification error</text:span><text:span text:style-name="T12">”.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1T07:31:10.698715049</meta:creation-date>
    <dc:date>2022-03-21T10:19:27.241101023</dc:date>
    <meta:editing-duration>PT2H10M29S</meta:editing-duration>
    <meta:editing-cycles>27</meta:editing-cycles>
    <meta:generator>LibreOffice/7.3.1.3$Linux_X86_64 LibreOffice_project/30$Build-3</meta:generator>
    <meta:document-statistic meta:table-count="0" meta:image-count="0" meta:object-count="0" meta:page-count="2" meta:paragraph-count="38" meta:word-count="575" meta:character-count="3928" meta:non-whitespace-character-count="3386"/>
  </office:meta>
</office:document-meta>
</file>